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d42" officeooo:paragraph-rsid="0004bd42"/>
    </style:style>
    <style:style style:name="P2" style:family="paragraph" style:parent-style-name="Standard">
      <style:paragraph-properties fo:text-align="start" style:justify-single-word="false"/>
      <style:text-properties officeooo:rsid="0004bd42" officeooo:paragraph-rsid="0004bd42"/>
    </style:style>
    <style:style style:name="P3" style:family="paragraph" style:parent-style-name="Standard">
      <style:paragraph-properties fo:text-align="start" style:justify-single-word="false"/>
      <style:text-properties officeooo:paragraph-rsid="0004bd42"/>
    </style:style>
    <style:style style:name="P4" style:family="paragraph" style:parent-style-name="Standard">
      <style:paragraph-properties fo:text-align="start" style:justify-single-word="false"/>
      <style:text-properties officeooo:paragraph-rsid="000796b1"/>
    </style:style>
    <style:style style:name="P5" style:family="paragraph" style:parent-style-name="Standard">
      <style:paragraph-properties fo:text-align="start" style:justify-single-word="false"/>
      <style:text-properties officeooo:rsid="000664fb" officeooo:paragraph-rsid="000664fb"/>
    </style:style>
    <style:style style:name="P6" style:family="paragraph" style:parent-style-name="Standard">
      <style:paragraph-properties fo:text-align="start" style:justify-single-word="false"/>
      <style:text-properties officeooo:rsid="0006f5b4" officeooo:paragraph-rsid="0006f5b4"/>
    </style:style>
    <style:style style:name="P7" style:family="paragraph" style:parent-style-name="Standard">
      <style:paragraph-properties fo:text-align="start" style:justify-single-word="false"/>
      <style:text-properties officeooo:rsid="000796b1" officeooo:paragraph-rsid="000796b1"/>
    </style:style>
    <style:style style:name="P8" style:family="paragraph" style:parent-style-name="Standard">
      <style:paragraph-properties fo:text-align="start" style:justify-single-word="false"/>
      <style:text-properties officeooo:rsid="0008f311" officeooo:paragraph-rsid="0008f311"/>
    </style:style>
    <style:style style:name="T1" style:family="text">
      <style:text-properties officeooo:rsid="0004bd42"/>
    </style:style>
    <style:style style:name="T2" style:family="text">
      <style:text-properties officeooo:rsid="000664fb"/>
    </style:style>
    <style:style style:name="T3" style:family="text">
      <style:text-properties officeooo:rsid="0006f5b4"/>
    </style:style>
    <style:style style:name="T4" style:family="text">
      <style:text-properties officeooo:rsid="000796b1"/>
    </style:style>
    <style:style style:name="T5" style:family="text">
      <style:text-properties officeooo:rsid="0008f311"/>
    </style:style>
    <style:style style:name="T6" style:family="text">
      <style:text-properties officeooo:rsid="000a682c"/>
    </style:style>
    <style:style style:name="T7" style:family="text">
      <style:text-properties officeooo:rsid="000aa8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énération de trafic en séquence.</text:p>
      <text:p text:style-name="P1"/>
      <text:p text:style-name="P2"/>
      <text:p text:style-name="P2"/>
      <text:p text:style-name="P2">On cherche à répondre à deux questions :</text:p>
      <text:p text:style-name="P2"/>
      <text:p text:style-name="P2">1)Comment <text:span text:style-name="T6">modéliser</text:span> les <text:span text:style-name="T6">différents</text:span> niveaux d’information du trafic ?</text:p>
      <text:p text:style-name="P3"><text:span text:style-name="T1">2)Comment générer les paquets sans perte de l’information sur la structure.</text:span></text:p>
      <text:p text:style-name="P2"/>
      <text:p text:style-name="P2">2) Il y a ici deux solutions :</text:p>
      <text:p text:style-name="P2"/>
      <text:p text:style-name="P2">On utilise des <text:span text:style-name="T6">méthodes</text:span> de génération de séquence, la plus connue <text:span text:style-name="T6">étant</text:span> SeqGAN, utilisé dans deux papiers (PcapGAN et AttackGAN). Ici on cherche à generer directement une suite de token, en assimilant la génération à un <text:span text:style-name="T7">problème</text:span> d’apprentissage par renforcement : pour chaque paquet de la <text:span text:style-name="T7">séquence</text:span> qu’on <text:span text:style-name="T7">génère</text:span>, on souhaite maximiser la probabilité que le discriminateur classe la <text:span text:style-name="T7">séquence</text:span> totale comme <text:span text:style-name="T7">réelle</text:span></text:p>
      <text:p text:style-name="P2"/>
      <text:p text:style-name="P2">On utilise une <text:span text:style-name="T7">représentation</text:span> du paquet. Ici on va chercher à traduire la <text:span text:style-name="T7">séquence</text:span> en vecteur de taille fixe et à décoder ce vecteur. On est beaucoup plus proche de l’embedding et de ce qui se fait en NLP. C’est la solution <text:span text:style-name="T7">adoptée</text:span> par Ne<text:span text:style-name="T2">t</text:span>FlowGAN ou PERT. Il y a ici <text:span text:style-name="T7">plusieurs</text:span> <text:span text:style-name="T7">méthodes</text:span> d’embedding, NetFlowGAN utilise l’embedding statique Word2Vec pour <text:span text:style-name="T7">agréger</text:span> les <text:span text:style-name="T7">tokens</text:span> en vecteurs fixes. C’est loin <text:span text:style-name="T7">d’être</text:span> la meilleur<text:span text:style-name="T7">e</text:span> solution. Seq2Seq arrive bien mieux à <text:span text:style-name="T7">représenter</text:span> les phrases. Actuellement <text:span text:style-name="T7">l’état</text:span> de l’art utilise <text:span text:style-name="T7">plutôt</text:span> une méthode <text:span text:style-name="T7">appelée</text:span> BERT, <text:span text:style-name="T2">comme dans le papier PERT.</text:span></text:p>
      <text:p text:style-name="P2"/>
      <text:p text:style-name="P5">Pour ces deux <text:span text:style-name="T7">méthodes</text:span>, il faut bien sur d’abord transform<text:span text:style-name="T7">er</text:span> les bits en token, word2vec est ici parfaitement adapté et est utilisé dans la majorité de la <text:span text:style-name="T7">littérature</text:span> <text:span text:style-name="T7">même</text:span> si une transcription <text:span text:style-name="T7">discrète</text:span> simple style one-hot encoding pourrait <text:span text:style-name="T7">suffire</text:span> dans un premier <text:span text:style-name="T7">temps.</text:span></text:p>
      <text:p text:style-name="P5"/>
      <text:p text:style-name="P5">1) <text:span text:style-name="T3">il y a aussi ici deux solutions :</text:span></text:p>
      <text:p text:style-name="P6"/>
      <text:p text:style-name="P6">Pour un flux, on commence par <text:span text:style-name="T7">générer</text:span> par <text:span text:style-name="T7">générer</text:span> les paquets puis on <text:span text:style-name="T7">génère</text:span> les flux en rassemblant les paquets. Ce dispositif nécessite un dispositif d’attention pour que certains <text:span text:style-name="T7">éléments</text:span> se <text:span text:style-name="T7">retrouvent</text:span> dans chacun des paquets. C’est la solution <text:span text:style-name="T7">exposée</text:span> dans FlowGAN, <text:span text:style-name="T7">ça</text:span> ne me semble par <text:span text:style-name="T7">être</text:span> vraiment la bonne solution : déjà les flux ont ici tous le <text:span text:style-name="T7">même</text:span> nombre de paquets, et <text:span text:style-name="T7">ça</text:span> me semble <text:span text:style-name="T7">être</text:span> assez contre intuitif d’essayer de déduire les <text:span text:style-name="T7">informations</text:span> du payload que l’on <text:span text:style-name="T7">génère</text:span> alors qu’on pourrait <text:span text:style-name="T7">plutôt</text:span> faire l’inverse et <text:span text:style-name="T7">déterminer</text:span> le payload en fonction des informations que l’on donne.</text:p>
      <text:p text:style-name="P6"/>
      <text:p text:style-name="P4"><text:span text:style-name="T4">Pcap GAN propose lui une méthode plus </text:span><text:span text:style-name="T7">intéressante.</text:span><text:span text:style-name="T4"> On commence par générer divers</text:span><text:span text:style-name="T7">es</text:span><text:span text:style-name="T4"> caractéristique</text:span><text:span text:style-name="T7">s</text:span><text:span text:style-name="T4"> du flux, ce qu’ils appelle</text:span><text:span text:style-name="T7">nt</text:span><text:span text:style-name="T4"> option</text:span><text:span text:style-name="T7">s</text:span><text:span text:style-name="T4">. Et ensuit</text:span><text:span text:style-name="T7">e</text:span><text:span text:style-name="T4"> on </text:span><text:span text:style-name="T7">génère</text:span><text:span text:style-name="T4"> les paquets en </text:span><text:span text:style-name="T7">remplaçant</text:span><text:span text:style-name="T4"> les </text:span><text:span text:style-name="T7">bytes</text:span><text:span text:style-name="T4"> correspondant au</text:span><text:span text:style-name="T7">x</text:span><text:span text:style-name="T4"> caractéristique</text:span><text:span text:style-name="T7">s</text:span><text:span text:style-name="T4"> généré</text:span><text:span text:style-name="T7">es</text:span><text:span text:style-name="T4"> à </text:span><text:span text:style-name="T7">l’étape</text:span><text:span text:style-name="T4"> </text:span><text:span text:style-name="T7">précédente</text:span><text:span text:style-name="T4"> par leur valeur. On peut facilement voir ici une combinaison avec l’ensemble des </text:span><text:span text:style-name="T7">papiers</text:span><text:span text:style-name="T4"> qui gé</text:span><text:span text:style-name="T5">n</text:span><text:span text:style-name="T7">é</text:span><text:span text:style-name="T5">rai</text:span><text:span text:style-name="T7">en</text:span><text:span text:style-name="T5">t des </text:span><text:span text:style-name="T7">caractéristiques</text:span><text:span text:style-name="T5"> de flux.</text:span></text:p>
      <text:p text:style-name="P7"/>
      <text:p text:style-name="P8">Autre résultat intéressant :</text:p>
      <text:p text:style-name="P8">On pourra <text:span text:style-name="T7">essayer</text:span> de générer d’autres <text:span text:style-name="T7">caractéristiques</text:span> niveau Flux, par <text:span text:style-name="T7">exemple</text:span> PCAPGan <text:span text:style-name="T7">générer</text:span> une matrice de <text:span text:style-name="T7">temps</text:span> pour représenter la distribution temporelle des <text:span text:style-name="T7">différents</text:span> paquet<text:span text:style-name="T7">s</text:span>.</text:p>
      <text:p text:style-name="P8"/>
      <text:p text:style-name="P8">Je pense que l’on va s’orienter vers ce style de génération à deux <text:span text:style-name="T7">niveaux</text:span>, il faudrait qu’on <text:span text:style-name="T7">génère</text:span> déjà un maximum d’information du flux sous forme de descripteur, puis <text:span text:style-name="T6">généré des pays en </text:span><text:span text:style-name="T7">conséquen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6:53:31.728980540</meta:creation-date>
    <dc:date>2021-05-05T18:22:13.019728356</dc:date>
    <meta:editing-duration>PT6M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470" meta:character-count="2951" meta:non-whitespace-character-count="2495"/>
  </office:meta>
</office:document-meta>
</file>